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hatch" draw:fill-hatch-name="Black_20_45_20_Degrees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99ccff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2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g>
          <draw:polygon draw:style-name="gr1" draw:text-style-name="P1" draw:layer="layout" svg:width="26.508cm" svg:height="13.624cm" svg:x="0.251cm" svg:y="0.187cm" svg:viewBox="0 0 26509 13625" draw:points="0,1924 413,1487 4579,5427 4596,5420 4611,5457 4651,5495 4633,5514 6681,10667 11507,12908 16039,9875 16059,9905 21346,8254 23104,5071 23087,5061 23695,4001 24038,3379 24048,3385 25988,0 26509,299 24218,4295 21745,8776 21699,8751 21706,8772 16207,10488 11520,13625 11473,13554 6199,11106 6225,11049 6191,11063 4100,5801">
            <text:p/>
          </draw:polygon>
          <draw:line draw:style-name="gr2" draw:text-style-name="P1" draw:layer="layout" svg:x1="2.823cm" svg:y1="3.657cm" svg:x2="24.201cm" svg:y2="3.567cm">
            <text:p/>
          </draw:line>
          <draw:frame draw:style-name="gr3" draw:text-style-name="P2" draw:layer="layout" svg:width="10.489cm" svg:height="2.615cm" svg:x="7.586cm" svg:y="6.074cm">
            <draw:text-box>
              <text:p text:style-name="P1"><text:span text:style-name="T1">Wetted section</text:span></text:p>
              <text:p text:style-name="P1"><text:span text:style-name="T1">S(x,t)</text:span></text:p>
            </draw:text-box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" draw:display-name="Black 45 Degrees" draw:style="single" draw:color="#000000" draw:distance="0.2cm" draw:rotation="450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13T18:05:05.65</meta:creation-date>
    <dc:date>2012-10-16T11:00:08.18</dc:date>
    <meta:editing-duration>PT00H06M17S</meta:editing-duration>
    <meta:editing-cycles>1</meta:editing-cycles>
    <meta:generator>LibreOffice/3.4$Win32 LibreOffice_project/340m1$Build-402</meta:generator>
    <meta:document-statistic meta:object-count="4"/>
  </office:meta>
</office:document-meta>
</file>